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1fbc8b" officeooo:paragraph-rsid="001fbc8b"/>
    </style:style>
    <style:style style:name="P4" style:family="paragraph" style:parent-style-name="Text_20_body">
      <style:paragraph-properties fo:text-align="start" style:justify-single-word="false"/>
      <style:text-properties officeooo:rsid="0021ba9c" officeooo:paragraph-rsid="0021ba9c"/>
    </style:style>
    <style:style style:name="P5" style:family="paragraph" style:parent-style-name="Text_20_body">
      <style:paragraph-properties fo:text-align="start" style:justify-single-word="false"/>
      <style:text-properties officeooo:rsid="00226fc9" officeooo:paragraph-rsid="00226fc9"/>
    </style:style>
    <style:style style:name="P6" style:family="paragraph" style:parent-style-name="Text_20_body">
      <style:paragraph-properties fo:text-align="start" style:justify-single-word="false"/>
      <style:text-properties officeooo:rsid="0023689d" officeooo:paragraph-rsid="0023689d"/>
    </style:style>
    <style:style style:name="T1" style:family="text">
      <style:text-properties officeooo:rsid="0021b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рганизация функционирования распределенных ВС</text:h>
      <text:p text:style-name="P2"/>
      <text:p text:style-name="P3">Проверка 6-15 октября. Консультации по предметам. <text:span text:style-name="T1">Электротехника</text:span>, сети ЭВМ. Нужна посещаемость. В канал трфвс будет информация.</text:p>
      <text:p text:style-name="P4">Распределенная ВС - mimd архитектура, не единого ресурса, память распределена.</text:p>
      <text:p text:style-name="P5">Топ 500 критикуют за проведение тестов. Есть мнение проводить тесты на бенчмарках сделанных под архитектуру.</text:p>
      <text:p text:style-name="P5">На топ 500 ВС стоят линукс-подобные системы.</text:p>
      <text:p text:style-name="P6">FLOPS — операций с плавающей запятой в секунду, используется для показания производительности системы. Внесистемный показатель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1:54:01.212212054</meta:creation-date>
    <meta:generator>LibreOffice/7.3.5.2$Linux_X86_64 LibreOffice_project/30$Build-2</meta:generator>
    <dc:date>2022-09-21T12:26:20.064501017</dc:date>
    <meta:editing-duration>PT11M59S</meta:editing-duration>
    <meta:editing-cycles>2</meta:editing-cycles>
    <meta:document-statistic meta:table-count="0" meta:image-count="0" meta:object-count="0" meta:page-count="1" meta:paragraph-count="6" meta:word-count="66" meta:character-count="530" meta:non-whitespace-character-count="469"/>
  </office:meta>
</office:document-meta>
</file>